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e4c5" officeooo:paragraph-rsid="0016e4c5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e4c5" officeooo:paragraph-rsid="0016e4c5" style:font-size-asian="24pt" style:font-weight-asian="bold" style:font-size-complex="24pt" style:font-weight-complex="bold"/>
    </style:style>
    <style:style style:name="P3" style:family="paragraph" style:parent-style-name="Standard">
      <style:text-properties fo:font-style="italic" officeooo:rsid="0016e4c5" officeooo:paragraph-rsid="0016e4c5" style:font-style-asian="italic" style:font-style-complex="italic"/>
    </style:style>
    <style:style style:name="P4" style:family="paragraph" style:parent-style-name="Standard">
      <style:text-properties officeooo:rsid="00183686" officeooo:paragraph-rsid="00183686"/>
    </style:style>
    <style:style style:name="P5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6e4c5" officeooo:paragraph-rsid="0016e4c5" style:font-size-asian="36pt" style:font-weight-asian="bold" style:font-size-complex="36pt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9e9ac" officeooo:paragraph-rsid="0019e9ac" style:font-weight-asian="bold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ed3e7" officeooo:paragraph-rsid="001ed3e7" style:font-weight-asian="bold" style:font-weight-complex="bold"/>
    </style:style>
    <style:style style:name="P8" style:family="paragraph" style:parent-style-name="Standard">
      <style:text-properties officeooo:rsid="001dc6c1" officeooo:paragraph-rsid="001dc6c1"/>
    </style:style>
    <style:style style:name="P9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6e4c5" officeooo:paragraph-rsid="0016e4c5" style:font-weight-asian="bold" style:font-weight-complex="bold"/>
    </style:style>
    <style:style style:name="P10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16e4c5" officeooo:paragraph-rsid="0016e4c5" style:font-weight-asian="bold" style:font-weight-complex="bold"/>
    </style:style>
    <style:style style:name="P11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19e9ac" officeooo:paragraph-rsid="0019e9ac" style:font-weight-asian="bold" style:font-weight-complex="bold"/>
    </style:style>
    <style:style style:name="P12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1ed3e7" officeooo:paragraph-rsid="001ed3e7" style:font-weight-asian="bold" style:font-weight-complex="bold"/>
    </style:style>
    <style:style style:name="P13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20b352" officeooo:paragraph-rsid="0020b352" style:font-weight-asian="bold" style:font-weight-complex="bold"/>
    </style:style>
    <style:style style:name="P14" style:family="paragraph" style:parent-style-name="Standard" style:list-style-name="L1">
      <style:text-properties fo:font-weight="bold" officeooo:rsid="0016e4c5" officeooo:paragraph-rsid="0016e4c5" style:font-weight-asian="bold" style:font-weight-complex="bold"/>
    </style:style>
    <style:style style:name="P15" style:family="paragraph" style:parent-style-name="Standard" style:list-style-name="L1">
      <style:text-properties fo:font-weight="bold" officeooo:rsid="00183686" officeooo:paragraph-rsid="00183686" style:font-weight-asian="bold" style:font-weight-complex="bold"/>
    </style:style>
    <style:style style:name="P16" style:family="paragraph" style:parent-style-name="Standard" style:list-style-name="L1">
      <style:text-properties fo:font-weight="bold" officeooo:rsid="001a5ff1" officeooo:paragraph-rsid="001a5ff1" style:font-weight-asian="bold" style:font-weight-complex="bold"/>
    </style:style>
    <style:style style:name="P17" style:family="paragraph" style:parent-style-name="Standard" style:list-style-name="L1">
      <style:text-properties fo:font-weight="bold" officeooo:rsid="001bdf89" officeooo:paragraph-rsid="001bdf89" style:font-weight-asian="bold" style:font-weight-complex="bold"/>
    </style:style>
    <style:style style:name="P18" style:family="paragraph" style:parent-style-name="Standard" style:list-style-name="L1">
      <style:text-properties fo:font-weight="bold" officeooo:rsid="001dc6c1" officeooo:paragraph-rsid="001dc6c1" style:font-weight-asian="bold" style:font-weight-complex="bold"/>
    </style:style>
    <style:style style:name="P19" style:family="paragraph" style:parent-style-name="Standard" style:list-style-name="L1">
      <style:text-properties fo:font-weight="bold" officeooo:rsid="001ed3e7" officeooo:paragraph-rsid="001ed3e7" style:font-weight-asian="bold" style:font-weight-complex="bold"/>
    </style:style>
    <style:style style:name="P20" style:family="paragraph" style:parent-style-name="Standard" style:list-style-name="L1">
      <style:text-properties fo:font-weight="bold" officeooo:rsid="0020b352" officeooo:paragraph-rsid="0020b352" style:font-weight-asian="bold" style:font-weight-complex="bold"/>
    </style:style>
    <style:style style:name="P21" style:family="paragraph" style:parent-style-name="Standard" style:list-style-name="L1">
      <style:text-properties fo:font-weight="bold" officeooo:rsid="0021a90c" officeooo:paragraph-rsid="0021a90c" style:font-weight-asian="bold" style:font-weight-complex="bold"/>
    </style:style>
    <style:style style:name="P22" style:family="paragraph" style:parent-style-name="Standard" style:list-style-name="L1">
      <style:text-properties fo:font-weight="bold" officeooo:rsid="00230703" officeooo:paragraph-rsid="00230703" style:font-weight-asian="bold" style:font-weight-complex="bold"/>
    </style:style>
    <style:style style:name="P23" style:family="paragraph" style:parent-style-name="Standard" style:list-style-name="L1">
      <style:text-properties officeooo:rsid="0016e4c5" officeooo:paragraph-rsid="0016e4c5"/>
    </style:style>
    <style:style style:name="P24" style:family="paragraph" style:parent-style-name="Standard" style:list-style-name="L1">
      <style:text-properties officeooo:rsid="00183686" officeooo:paragraph-rsid="00183686"/>
    </style:style>
    <style:style style:name="P25" style:family="paragraph" style:parent-style-name="Standard" style:list-style-name="L1">
      <style:text-properties officeooo:rsid="0019e9ac" officeooo:paragraph-rsid="00183686"/>
    </style:style>
    <style:style style:name="P26" style:family="paragraph" style:parent-style-name="Standard" style:list-style-name="L1">
      <style:text-properties officeooo:rsid="0019e9ac" officeooo:paragraph-rsid="0019e9ac"/>
    </style:style>
    <style:style style:name="P27" style:family="paragraph" style:parent-style-name="Standard" style:list-style-name="L1">
      <style:text-properties officeooo:rsid="001a5ff1" officeooo:paragraph-rsid="001a5ff1"/>
    </style:style>
    <style:style style:name="P28" style:family="paragraph" style:parent-style-name="Standard" style:list-style-name="L1">
      <style:text-properties officeooo:rsid="001a8770" officeooo:paragraph-rsid="001a8770"/>
    </style:style>
    <style:style style:name="P29" style:family="paragraph" style:parent-style-name="Standard" style:list-style-name="L1">
      <style:text-properties officeooo:rsid="001bdf89" officeooo:paragraph-rsid="001bdf89"/>
    </style:style>
    <style:style style:name="P30" style:family="paragraph" style:parent-style-name="Standard" style:list-style-name="L1">
      <style:text-properties officeooo:rsid="001bdf89" officeooo:paragraph-rsid="001dc6c1"/>
    </style:style>
    <style:style style:name="P31" style:family="paragraph" style:parent-style-name="Standard" style:list-style-name="L1">
      <style:text-properties officeooo:rsid="001dc6c1" officeooo:paragraph-rsid="001dc6c1"/>
    </style:style>
    <style:style style:name="P32" style:family="paragraph" style:parent-style-name="Standard" style:list-style-name="L1">
      <style:text-properties officeooo:rsid="001ed3e7" officeooo:paragraph-rsid="001ed3e7"/>
    </style:style>
    <style:style style:name="P33" style:family="paragraph" style:parent-style-name="Standard" style:list-style-name="L1">
      <style:text-properties officeooo:rsid="0020b352" officeooo:paragraph-rsid="0020b352"/>
    </style:style>
    <style:style style:name="P34" style:family="paragraph" style:parent-style-name="Standard" style:list-style-name="L1">
      <style:text-properties officeooo:rsid="0021a90c" officeooo:paragraph-rsid="0021a90c"/>
    </style:style>
    <style:style style:name="P35" style:family="paragraph" style:parent-style-name="Standard" style:list-style-name="L1">
      <style:text-properties officeooo:rsid="00230703" officeooo:paragraph-rsid="00230703"/>
    </style:style>
    <style:style style:name="P36" style:family="paragraph" style:parent-style-name="Standard" style:list-style-name="">
      <style:text-properties officeooo:rsid="00230703" officeooo:paragraph-rsid="00230703"/>
    </style:style>
    <style:style style:name="P37" style:family="paragraph" style:parent-style-name="Standard" style:list-style-name="L1">
      <style:text-properties officeooo:rsid="00247d51" officeooo:paragraph-rsid="00247d51"/>
    </style:style>
    <style:style style:name="P38" style:family="paragraph" style:parent-style-name="Standard" style:list-style-name="L1">
      <style:text-properties officeooo:rsid="00250278" officeooo:paragraph-rsid="00250278"/>
    </style:style>
    <style:style style:name="P39" style:family="paragraph" style:parent-style-name="Standard" style:list-style-name="L1">
      <style:paragraph-properties fo:break-before="page"/>
      <style:text-properties fo:font-size="14pt" style:text-underline-style="solid" style:text-underline-width="auto" style:text-underline-color="font-color" fo:font-weight="bold" officeooo:rsid="00183686" officeooo:paragraph-rsid="00183686" style:font-weight-asian="bold" style:font-weight-complex="bold"/>
    </style:style>
    <style:style style:name="P40" style:family="paragraph" style:parent-style-name="Standard" style:list-style-name="L1">
      <style:paragraph-properties fo:break-before="page"/>
      <style:text-properties fo:font-size="14pt" style:text-underline-style="solid" style:text-underline-width="auto" style:text-underline-color="font-color" fo:font-weight="bold" officeooo:rsid="001dc6c1" officeooo:paragraph-rsid="001dc6c1" style:font-weight-asian="bold" style:font-weight-complex="bold"/>
    </style:style>
    <style:style style:name="P41" style:family="paragraph" style:parent-style-name="Standard" style:list-style-name="L1">
      <style:paragraph-properties fo:break-before="page"/>
      <style:text-properties fo:font-size="14pt" style:text-underline-style="solid" style:text-underline-width="auto" style:text-underline-color="font-color" fo:font-weight="bold" officeooo:rsid="00230703" officeooo:paragraph-rsid="00230703" style:font-weight-asian="bold" style:font-weight-complex="bold"/>
    </style:style>
    <style:style style:name="P42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9e9ac" officeooo:paragraph-rsid="0019e9ac" style:font-weight-asian="bold" style:font-weight-complex="bold"/>
    </style:style>
    <style:style style:name="P43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ed3e7" officeooo:paragraph-rsid="001ed3e7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a8770"/>
    </style:style>
    <style:style style:name="T3" style:family="text">
      <style:text-properties officeooo:rsid="001dc6c1"/>
    </style:style>
    <style:style style:name="T4" style:family="text">
      <style:text-properties officeooo:rsid="00247d51"/>
    </style:style>
    <style:style style:name="T5" style:family="text">
      <style:text-properties style:text-position="0% 100%"/>
    </style:style>
    <style:style style:name="T6" style:family="text">
      <style:text-properties officeooo:rsid="00250278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équence 2</text:p>
      <text:p text:style-name="P2">Séance 1 : L’Asie du Sud et de l’Est</text:p>
      <text:p text:style-name="P2">Les effets de la population et de la croissance</text:p>
      <text:p text:style-name="P1"/>
      <text:p text:style-name="P3">Existe-t-il une relation entre croissance démographique et croissance économique </text:p>
      <text:p text:style-name="P1"/>
      <text:p text:style-name="P1"/>
      <text:list xml:id="list9043120060538010467" text:style-name="L1">
        <text:list-item>
          <text:p text:style-name="P9">Les États face à des enjeux démographiques</text:p>
          <text:list>
            <text:list-item>
              <text:p text:style-name="P10">Une croissance démographique inégale dans une aire fortement peuplée</text:p>
              <text:list>
                <text:list-item>
                  <text:p text:style-name="P14">Une population importante </text:p>
                  <text:list>
                    <text:list-item>
                      <text:p text:style-name="P23">3,8M d’habitants → 55 % population mondiale sur 17 % des terres émergées </text:p>
                    </text:list-item>
                    <text:list-item>
                      <text:p text:style-name="P23">Deux géants démographiques : </text:p>
                      <text:list>
                        <text:list-item>
                          <text:p text:style-name="P23">Chine 1,3M d’habitants </text:p>
                        </text:list-item>
                        <text:list-item>
                          <text:p text:style-name="P23">Inde 1,2M d’habitants </text:p>
                          <text:p text:style-name="P23">D’ici 2030, l’Inde devrait dépasser la Chine </text:p>
                        </text:list-item>
                      </text:list>
                    </text:list-item>
                    <text:list-item>
                      <text:p text:style-name="P23">Densités de population très importantes </text:p>
                      <text:list>
                        <text:list-header>
                          <text:p text:style-name="P23">Surtout dans les littoraux </text:p>
                          <text:p text:style-name="P23">Et là où il y a la mousson </text:p>
                          <text:list>
                            <text:list-header>
                              <text:p text:style-name="P23">C’est un vent apportant de très fortes pluies </text:p>
                            </text:list-header>
                          </text:list>
                          <text:p text:style-name="P23">Supérieure à 1000 hab/km² </text:p>
                          <text:p text:style-name="P23">Moyenne : 140 hab/km² </text:p>
                        </text:list-header>
                        <text:list-item>
                          <text:p text:style-name="P24">Bangladesh, Singapour </text:p>
                        </text:list-item>
                      </text:list>
                    </text:list-item>
                  </text:list>
                </text:list-item>
                <text:list-item>
                  <text:p text:style-name="P15">Une croissance démographique inégale </text:p>
                  <text:list>
                    <text:list-item>
                      <text:p text:style-name="P24">Pour certains pays, la croissance démographique est très élevée </text:p>
                      <text:list>
                        <text:list-item>
                          <text:p text:style-name="P24">Inde, Cambodge, Indonésie, Philippines </text:p>
                        </text:list-item>
                        <text:list-item>
                          <text:p text:style-name="P24">Dans les pays pauvres, taux de fécondité élevé </text:p>
                          <text:list>
                            <text:list-header>
                              <text:p text:style-name="P24">3,4% au Laos </text:p>
                            </text:list-header>
                          </text:list>
                          <text:p text:style-name="P24">Car il y a aussi une forte mortalité </text:p>
                        </text:list-item>
                      </text:list>
                    </text:list-item>
                    <text:list-item>
                      <text:p text:style-name="P24">Dans d’autres, on a un taux très bas </text:p>
                      <text:list>
                        <text:list-item>
                          <text:p text:style-name="P24">Chine, à cause de la politique de l’enfant unique </text:p>
                          <text:list>
                            <text:list-header>
                              <text:p text:style-name="P24">Cette politique est abandonnée, bien que les chinois ne sont pas prêt à ré-augmenter la population </text:p>
                            </text:list-header>
                          </text:list>
                        </text:list-item>
                        <text:list-item>
                          <text:p text:style-name="P24">Japon, Singapour, Thaïlande </text:p>
                          <text:p text:style-name="P24">Ils ont terminé leur transition démographique </text:p>
                        </text:list-item>
                        <text:list-item>
                          <text:p text:style-name="P24">Conséquence : vieillissement de la population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15114577213343" text:continue-numbering="true" text:style-name="L1">
        <text:list-item>
          <text:list>
            <text:list-item>
              <text:p text:style-name="P39">Une urbanisation massive et rapide</text:p>
              <text:list>
                <text:list-item>
                  <text:p text:style-name="P25">2010, population urbaine : 1,5M d’hab </text:p>
                </text:list-item>
                <text:list-item>
                  <text:p text:style-name="P26">On est en transition urbaine </text:p>
                  <text:list>
                    <text:list-header>
                      <text:p text:style-name="P26">= processus auquel une population rurale devient urbaine en raison d’un important exode rural </text:p>
                    </text:list-header>
                  </text:list>
                </text:list-item>
                <text:list-item>
                  <text:p text:style-name="P26">Encore aujourd’hui, elle ne cesse d’augmenter </text:p>
                  <text:list>
                    <text:list-item>
                      <text:p text:style-name="P26">40 % de la population </text:p>
                    </text:list-item>
                    <text:list-item>
                      <text:p text:style-name="P26">D’ici 2050, on estime 65 % d’urbains </text:p>
                    </text:list-item>
                  </text:list>
                </text:list-item>
                <text:list-item>
                  <text:p text:style-name="P26">Par pays (2012-2013) :</text:p>
                  <text:list>
                    <text:list-item>
                      <text:p text:style-name="P26">Corée du Sud : 83 % </text:p>
                    </text:list-item>
                    <text:list-item>
                      <text:p text:style-name="P26">Japon : 92 % </text:p>
                    </text:list-item>
                    <text:list-item>
                      <text:p text:style-name="P26">Malaisie : 73 % </text:p>
                    </text:list-item>
                    <text:list-item>
                      <text:p text:style-name="P26">Chine : 52 %</text:p>
                      <text:list>
                        <text:list-header>
                          <text:p text:style-name="P26">Au delà de 50 % depuis 2011 </text:p>
                        </text:list-header>
                      </text:list>
                    </text:list-item>
                  </text:list>
                </text:list-item>
                <text:list-item>
                  <text:p text:style-name="P26">Problèmes :</text:p>
                  <text:list>
                    <text:list-item>
                      <text:p text:style-name="P26">La place, la qualité des constructions, la pollution, l’assainissement en eau </text:p>
                    </text:list-item>
                    <text:list-item>
                      <text:p text:style-name="P26">Pas assez d’écoles, et qui sont très chères </text:p>
                    </text:list-item>
                    <text:list-item>
                      <text:p text:style-name="P26">Développement de bidonvilles </text:p>
                    </text:list-item>
                  </text:list>
                </text:list-item>
                <text:list-item>
                  <text:p text:style-name="P26">Certains cherchent des solutions </text:p>
                  <text:list>
                    <text:list-item>
                      <text:p text:style-name="P26">Chine : création de villes petites et moyennes dans les zones rurales </text:p>
                    </text:list-item>
                  </text:list>
                </text:list-item>
              </text:list>
            </text:list-item>
          </text:list>
          <text:p text:style-name="P26"/>
        </text:list-item>
      </text:list>
      <text:p text:style-name="P6"/>
      <text:list xml:id="list115112938995284" text:continue-numbering="true" text:style-name="L1">
        <text:list-item>
          <text:p text:style-name="P42">Une émergence économique récente et spectaculaire</text:p>
          <text:list>
            <text:list-item>
              <text:p text:style-name="P11">Des décollages économiques successifs</text:p>
              <text:list>
                <text:list-item>
                  <text:p text:style-name="P16">Un développement en « vol d’oies sauvages » </text:p>
                  <text:list>
                    <text:list-item>
                      <text:p text:style-name="P27">C’est un décollage successif </text:p>
                    </text:list-item>
                    <text:list-item>
                      <text:p text:style-name="P27">D’abord le Japon </text:p>
                      <text:list>
                        <text:list-item>
                          <text:p text:style-name="P27">Après la 2<text:span text:style-name="T1">e</text:span> GM, y’a une ouverture du Japon, et un investissement américain </text:p>
                        </text:list-item>
                        <text:list-item>
                          <text:p text:style-name="P27">Des conglomérats et le MITI (Ministère de l’Industrie et de la Technologie) </text:p>
                        </text:list-item>
                        <text:list-item>
                          <text:p text:style-name="P27"><text:span text:style-name="T2">D</text:span>es Keiretsu (énormes conglomérats d’entreprises) </text:p>
                          <text:list>
                            <text:list-header>
                              <text:p text:style-name="P28">Exemple : L’entreprise Mitsubishi fait à la fois : banque, automobile, électronique, … 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29">Les 4 dragons </text:p>
                      <text:list>
                        <text:list-item>
                          <text:p text:style-name="P29">Hong-Kong, Corée du Sud, Taïwan, Singapour </text:p>
                        </text:list-item>
                        <text:list-item>
                          <text:p text:style-name="P29">Comme le Japon, commence par les textiles, puis la sidérurgie, puis l’automobile, puis la haute technologie </text:p>
                        </text:list-item>
                      </text:list>
                    </text:list-item>
                    <text:list-item>
                      <text:p text:style-name="P29">Les Tigres </text:p>
                      <text:list>
                        <text:list-item>
                          <text:p text:style-name="P29">Thaïlande, Malaisie, Indonésie, Philippines </text:p>
                        </text:list-item>
                        <text:list-item>
                          <text:p text:style-name="P29">De même, mais n’ont pas commencé les hautes technologies </text:p>
                        </text:list-item>
                      </text:list>
                    </text:list-item>
                    <text:list-item>
                      <text:p text:style-name="P29">La Chine </text:p>
                      <text:list>
                        <text:list-item>
                          <text:p text:style-name="P29">Ouverture avec les ZES pour y attirer les investissements </text:p>
                        </text:list-item>
                        <text:list-item>
                          <text:p text:style-name="P29">Depuis qu’ils sont lancés dans la haute technologie, en 2000, on est passé de « Made in » à « Made by China » </text:p>
                        </text:list-item>
                      </text:list>
                    </text:list-item>
                    <text:list-item>
                      <text:p text:style-name="P29">L’Inde </text:p>
                      <text:list>
                        <text:list-item>
                          <text:p text:style-name="P29">Commence les textiles, la sidérurgie, et l’automobile en même temps </text:p>
                        </text:list-item>
                        <text:list-item>
                          <text:p text:style-name="P29">Aujourd’hui, l’Inde est un secteur de l’informatique </text:p>
                        </text:list-item>
                      </text:list>
                    </text:list-item>
                    <text:list-item>
                      <text:p text:style-name="P29">Les pays qui commencent à s’ouvrir aux IDE </text:p>
                      <text:list>
                        <text:list-item>
                          <text:p text:style-name="P29">Vietnam, Cambodge, Laos </text:p>
                        </text:list-item>
                        <text:list-item>
                          <text:p text:style-name="P29">N’ont commencé que les textiles </text:p>
                        </text:list-item>
                      </text:list>
                    </text:list-item>
                  </text:list>
                </text:list-item>
                <text:list-item>
                  <text:p text:style-name="P17">L’Asie est aujourd’hui le continent qui connaît la plus forte croissance </text:p>
                  <text:list>
                    <text:list-header>
                      <text:p text:style-name="P29">(Exemple : Chine et Singapour = 10%) </text:p>
                    </text:list-header>
                    <text:list-item>
                      <text:p text:style-name="P29">Cette croissance économique est grâce à des acteurs économiques performants </text:p>
                    </text:list-item>
                    <text:list-item>
                      <text:p text:style-name="P30">Rôle des États <text:span text:style-name="T3">déterminants dans la réussite </text:span></text:p>
                      <text:list>
                        <text:list-item>
                          <text:p text:style-name="P31">Le capitalisme est encadré par l’État </text:p>
                        </text:list-item>
                        <text:list-item>
                          <text:p text:style-name="P31">L’État intervient dans l’économie </text:p>
                        </text:list-item>
                      </text:list>
                    </text:list-item>
                    <text:list-item>
                      <text:p text:style-name="P31">Importance des FTN </text:p>
                      <text:list>
                        <text:list-header>
                          <text:p text:style-name="P31">50 FTN asiatiques sont parmi les 250 plus grandes du monde </text:p>
                          <text:p text:style-name="P31">Exemples : Toyota, Sony, Nintendo, Samsung, LG </text:p>
                        </text:list-header>
                      </text:list>
                    </text:list-item>
                  </text:list>
                </text:list-item>
              </text:list>
              <text:p text:style-name="P31"/>
            </text:list-item>
          </text:list>
        </text:list-item>
      </text:list>
      <text:p text:style-name="P8"/>
      <text:list xml:id="list115114031963764" text:continue-numbering="true" text:style-name="L1">
        <text:list-item>
          <text:list>
            <text:list-item>
              <text:p text:style-name="P40">Un espace majeur de la mondialisation</text:p>
              <text:list>
                <text:list-item>
                  <text:p text:style-name="P18">Aujourd’hui, l’Asie est le premier pôle productif mondial </text:p>
                  <text:list>
                    <text:list-item>
                      <text:p text:style-name="P31">Production industriel de base (acier, textile) </text:p>
                    </text:list-item>
                    <text:list-item>
                      <text:p text:style-name="P31">Produits manufacturés à forte valeur ajoutée (automobile, informatique, robotique) </text:p>
                      <text:p text:style-name="P31">L’Asie est l’usine du monde </text:p>
                    </text:list-item>
                    <text:list-item>
                      <text:p text:style-name="P31">L’Inde est surnommé le bureau du monde, car elle forme beaucoup d’ingénieurs </text:p>
                    </text:list-item>
                  </text:list>
                </text:list-item>
                <text:list-item>
                  <text:p text:style-name="P18">L’Asie est au cœur des échanges planétaires </text:p>
                  <text:list>
                    <text:list-item>
                      <text:p text:style-name="P31">&gt;25 % du commerce mondial </text:p>
                    </text:list-item>
                    <text:list-item>
                      <text:p text:style-name="P31">Elle s’est développée avec l’importance de ses ports </text:p>
                    </text:list-item>
                  </text:list>
                </text:list-item>
                <text:list-item>
                  <text:p text:style-name="P18">Elle compte 15 places boursières parmi les 50 premières mondiales </text:p>
                  <text:list>
                    <text:list-item>
                      <text:p text:style-name="P31">Hong-Kong, Japon, Chine sont les plus grands récepteurs et émetteurs d’IDE </text:p>
                    </text:list-item>
                  </text:list>
                </text:list-item>
                <text:list-item>
                  <text:p text:style-name="P19">Des économies fortement littoralisées </text:p>
                  <text:list>
                    <text:list-item>
                      <text:p text:style-name="P32">Les littoraux asiatiques sont organisés pour la production et les échanges </text:p>
                    </text:list-item>
                    <text:list-item>
                      <text:p text:style-name="P32">Importance de la conteneurisation </text:p>
                    </text:list-item>
                  </text:list>
                </text:list-item>
                <text:list-item>
                  <text:p text:style-name="P19">La Chine est devenu un vaste marché de consommation </text:p>
                  <text:list>
                    <text:list-item>
                      <text:p text:style-name="P32">Plus grand marché automobile </text:p>
                    </text:list-item>
                  </text:list>
                </text:list-item>
                <text:list-item>
                  <text:p text:style-name="P19">L’Asie est aussi une grande destination touristique </text:p>
                </text:list-item>
                <text:list-item>
                  <text:p text:style-name="P19">Importance du commence intra-régional </text:p>
                  <text:list>
                    <text:list-item>
                      <text:p text:style-name="P32">ASEAN </text:p>
                    </text:list-item>
                    <text:list-item>
                      <text:p text:style-name="P32">AFTA (depuis années 2000) </text:p>
                      <text:list>
                        <text:list-header>
                          <text:p text:style-name="P32">Projet qui a la volonté d’englober les mêmes pays que l’ASEAN, mais sans tarifs douaniers communs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32"/>
        </text:list-item>
      </text:list>
      <text:p text:style-name="P7"/>
      <text:list xml:id="list115114020365205" text:continue-numbering="true" text:style-name="L1">
        <text:list-item>
          <text:p text:style-name="P43">Les limites de la croissance démographique et économique</text:p>
          <text:list>
            <text:list-item>
              <text:p text:style-name="P12">Les défis de la croissance démographique</text:p>
              <text:list>
                <text:list-item>
                  <text:p text:style-name="P20">Nourrir, loger, soigner, éduquer </text:p>
                  <text:list>
                    <text:list-item>
                      <text:p text:style-name="P33">Manque de scolarisation → Manque d’emploi → Chômage </text:p>
                    </text:list-item>
                    <text:list-item>
                      <text:p text:style-name="P33">Ce handicap est d’autant plus fort que la croissance démographique est rapide </text:p>
                    </text:list-item>
                  </text:list>
                </text:list-item>
                <text:list-item>
                  <text:p text:style-name="P20">La politique de l’enfant unique en Chine </text:p>
                  <text:list>
                    <text:list-item>
                      <text:p text:style-name="P33">Les garçons sont privilégiés </text:p>
                      <text:p text:style-name="P33">« Élever une fille, c’est arroser le jardin du voisin » </text:p>
                      <text:list>
                        <text:list-item>
                          <text:p text:style-name="P33">C’est le fils qui s’occupe de ses parents </text:p>
                          <text:p text:style-name="P33">La fille s’occupe de sa belle famille </text:p>
                        </text:list-item>
                        <text:list-item>
                          <text:p text:style-name="P33">Le problème de la dot</text:p>
                        </text:list-item>
                      </text:list>
                    </text:list-item>
                    <text:list-item>
                      <text:p text:style-name="P33">La fille peut être tuée, abandonnée, délaissée </text:p>
                    </text:list-item>
                    <text:list-item>
                      <text:p text:style-name="P33">Du coup, la population Chinoise manque de femmes </text:p>
                    </text:list-item>
                  </text:list>
                </text:list-item>
                <text:list-item>
                  <text:p text:style-name="P20">Le vieillissement au Japon </text:p>
                  <text:list>
                    <text:list-item>
                      <text:p text:style-name="P33">À cause de la grande baisse de la fécondité </text:p>
                      <text:p text:style-name="P33">→ déficit de main d’œuvre </text:p>
                    </text:list-item>
                    <text:list-item>
                      <text:p text:style-name="P33">Main d’œuvre plus chère </text:p>
                    </text:list-item>
                  </text:list>
                </text:list-item>
              </text:list>
              <text:p text:style-name="P33"/>
            </text:list-item>
            <text:list-item>
              <text:p text:style-name="P13">Les limites de la croissance économique</text:p>
              <text:list>
                <text:list-item>
                  <text:p text:style-name="P21">Dépendance à la mondialisation </text:p>
                  <text:list>
                    <text:list-item>
                      <text:p text:style-name="P34">L’Asie (du Sud-Est) est dépendant à l’égard de la mondialisation </text:p>
                    </text:list-item>
                    <text:list-item>
                      <text:p text:style-name="P34">L’Asie est fragilisé par la financiarisation de ses économies </text:p>
                      <text:list>
                        <text:list-item>
                          <text:p text:style-name="P34">Il y a beaucoup de corruption en Asie</text:p>
                        </text:list-item>
                      </text:list>
                    </text:list-item>
                    <text:list-item>
                      <text:p text:style-name="P34">L’Asie est énergivore </text:p>
                      <text:list>
                        <text:list-header>
                          <text:p text:style-name="P34">La Chine construit une centrale thermique par semaine, et a beaucoup de projets de centrales nucléaires </text:p>
                        </text:list-header>
                      </text:list>
                    </text:list-item>
                  </text:list>
                </text:list-item>
                <text:list-item>
                  <text:p text:style-name="P21">Accentuation des inégalités </text:p>
                  <text:list>
                    <text:list-item>
                      <text:p text:style-name="P34">Inégalités de développement </text:p>
                      <text:list>
                        <text:list-header>
                          <text:p text:style-name="P34">Japon, Corée du Sud, Singapour → on dirait l’occident </text:p>
                          <text:p text:style-name="P34">Majorité avec un IDH moyen (Chine, ) </text:p>
                          <text:p text:style-name="P34">Et y a ceux qui ont un IDH faible (Cambodge, ) </text:p>
                        </text:list-header>
                      </text:list>
                    </text:list-item>
                  </text:list>
                </text:list-item>
                <text:list-item>
                  <text:p text:style-name="P22">Inégale insertion des territoires dans la mondialisation</text:p>
                  <text:list>
                    <text:list-item>
                      <text:p text:style-name="P35"/>
                    </text:list-item>
                    <text:list-item>
                      <text:p text:style-name="P35">Interfaces maritimes très intégrées, mais intérieurs des territoires pas très intégrés </text:p>
                    </text:list-item>
                    <text:list-item>
                      <text:p text:style-name="P35">Nuance : À l’intérieur, on a des progressions le long des vallées fluviales </text:p>
                    </text:list-item>
                    <text:list-item>
                      <text:p text:style-name="P35">//</text:p>
                    </text:list-item>
                    <text:list-item>
                      <text:p text:style-name="P35">Territoires mal intégrés :</text:p>
                      <text:list>
                        <text:list-item>
                          <text:p text:style-name="P35">Régions montagneuses / volcaniques </text:p>
                        </text:list-item>
                        <text:list-item>
                          <text:p text:style-name="P35">Îles éloignées (Philippines) </text:p>
                          <text:list>
                            <text:list-header>
                              <text:p text:style-name="P35">Angle mort de la mondialisation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15114493500242" text:continue-numbering="true" text:style-name="L1">
        <text:list-item>
          <text:list>
            <text:list-item>
              <text:p text:style-name="P41">Tensions géopolitiques et dégradations environnementales</text:p>
              <text:list>
                <text:list-item>
                  <text:p text:style-name="P35">Certaines nations sont des démocraties (Japon) </text:p>
                </text:list-item>
                <text:list-item>
                  <text:p text:style-name="P35">Despotisme oriental (= tyrannie) </text:p>
                  <text:list>
                    <text:list-item>
                      <text:p text:style-name="P35"><text:span text:style-name="T4">Philosophie</text:span> du confucianisme </text:p>
                      <text:list>
                        <text:list-item>
                          <text:p text:style-name="P37">Elle guide énormément les populations </text:p>
                        </text:list-item>
                      </text:list>
                    </text:list-item>
                  </text:list>
                </text:list-item>
                <text:list-item>
                  <text:p text:style-name="P37">Tensions internes </text:p>
                  <text:list>
                    <text:list-item>
                      <text:p text:style-name="P37">Pakistan et Inde </text:p>
                    </text:list-item>
                    <text:list-item>
                      <text:p text:style-name="P37">Thaïlande </text:p>
                    </text:list-item>
                  </text:list>
                </text:list-item>
                <text:list-item>
                  <text:p text:style-name="P37">Certains régimes autoritaires qui ne s’intègrent pas </text:p>
                </text:list-item>
                <text:list-item>
                  <text:p text:style-name="P37">Des conflits anciens </text:p>
                  <text:list>
                    <text:list-item>
                      <text:p text:style-name="P37">Chine – Japon </text:p>
                    </text:list-item>
                    <text:list-item>
                      <text:p text:style-name="P37">Corée </text:p>
                    </text:list-item>
                  </text:list>
                </text:list-item>
                <text:list-item>
                  <text:p text:style-name="P37">Contestations de certaines frontières maritimes, à cause d’intérêts </text:p>
                  <text:list>
                    <text:list-item>
                      <text:p text:style-name="P37">Chine – Vietnam </text:p>
                    </text:list-item>
                  </text:list>
                </text:list-item>
                <text:list-item>
                  <text:p text:style-name="P37">Conflits frontaliers </text:p>
                  <text:list>
                    <text:list-item>
                      <text:p text:style-name="P37">Inde – Bangladesh </text:p>
                      <text:list>
                        <text:list-header>
                          <text:p text:style-name="P37">L’Inde surveille de près ses frontières pour empêcher la migration du Bangladesh </text:p>
                        </text:list-header>
                      </text:list>
                    </text:list-item>
                  </text:list>
                </text:list-item>
                <text:list-item>
                  <text:p text:style-name="P37">Terrorisme </text:p>
                  <text:list>
                    <text:list-item>
                      <text:p text:style-name="P37">Afghanistan </text:p>
                    </text:list-item>
                  </text:list>
                </text:list-item>
                <text:list-item>
                  <text:p text:style-name="P37">Région extrêmement polluée, <text:s/><text:span text:style-name="T6">problèmes de dégradation </text:span></text:p>
                  <text:list>
                    <text:list-item>
                      <text:p text:style-name="P37">Rejet industriel important </text:p>
                    </text:list-item>
                    <text:list-item>
                      <text:p text:style-name="P37">Pollution de l’air avec le charbon </text:p>
                    </text:list-item>
                    <text:list-item>
                      <text:p text:style-name="P37">Chine : 1<text:span text:style-name="T1">er</text:span> émetteur de gaz à effet de serre </text:p>
                    </text:list-item>
                    <text:list-item>
                      <text:p text:style-name="P37">Problème de développement des moyens de transport </text:p>
                    </text:list-item>
                    <text:list-item>
                      <text:p text:style-name="P38">Déforestations </text:p>
                    </text:list-item>
                    <text:list-item>
                      <text:p text:style-name="P38">La catastrophe nucléaire de Fukushima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3:08:02.086000000</meta:creation-date>
    <dc:date>2019-06-04T11:49:23.323000000</dc:date>
    <meta:editing-duration>PT25M19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6" meta:paragraph-count="168" meta:word-count="1231" meta:character-count="7150" meta:non-whitespace-character-count="6098"/>
  </office:meta>
</office:document-meta>
</file>